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761cm"/>
    </style:style>
    <style:style style:name="co2" style:family="table-column">
      <style:table-column-properties fo:break-before="auto" style:column-width="10.22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36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8.9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text-outline="false" style:text-line-through-style="none" style:font-name="Liberation Sans" fo:font-size="10pt" fo:language="en" fo:country="US" fo:font-style="normal" fo:text-shadow="none" style:text-underline-style="none" style:text-und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NEW</text:p>
          </table:table-cell>
          <table:table-cell table:style-name="ce1"/>
          <table:table-cell table:style-name="ce1" office:value-type="string">
            <text:p>@SIGNAL</text:p>
          </table:table-cell>
          <table:table-cell table:style-name="ce1" office:value-type="string">
            <text:p>+</text:p>
          </table:table-cell>
          <table:table-cell table:style-name="ce1" office:value-type="string">
            <text:p>TODO</text:p>
          </table:table-cell>
          <table:table-cell table:style-name="ce1" office:value-type="string">
            <text:p>COMMENT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src/applications/ethernet/EtherAppCli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Cli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ethernet/EtherAppSrv.h:</text:p>
          </table:table-cell>
          <table:table-cell office:value-type="string">
            <text:p>cOutVector eed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packets rcvd", packets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ean", eedStats.getMea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stddev", eedStats.getStddev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in", eedStats.getMin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office:value-type="string">
            <text:p>src/applications/ethernet/EtherAppSrv.cc:</text:p>
          </table:table-cell>
          <table:table-cell office:value-type="string">
            <text:p>recordScalar("end-to-end delay max", eedStats.getMax());</text:p>
          </table:table-cell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elayVector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h:</text:p>
          </table:table-cell>
          <table:table-cell office:value-type="string">
            <text:p>cOutVector dropVector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table:number-columns-repeated="2"/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sent", sendSeqNo);</text:p>
          </table:table-cell>
          <table:table-cell office:value-type="string">
            <text:p>sentPacket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dropped", dropCount);</text:p>
          </table:table-cell>
          <table:table-cell office:value-type="string">
            <text:p>droppedPacket</text:p>
          </table:table-cell>
          <table:table-cell office:value-type="string">
            <text:p>drop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Out-of-order ping arrivals", outOfOrderArrivalCount);</text:p>
          </table:table-cell>
          <table:table-cell office:value-type="string">
            <text:p>outOfOrderArrival</text:p>
          </table:table-cell>
          <table:table-cell/>
          <table:table-cell office:value-type="string">
            <text:p>count</text:p>
          </table:table-cell>
          <table:table-cell/>
          <table:table-cell office:value-type="string">
            <text:p>delaysOfOutOfOrder? delaysOfAll?</text:p>
          </table:table-cell>
          <table:table-cell office:value-type="string">
            <text:p>value=endToEndDelay</text:p>
          </table:table-cell>
          <table:table-cell table:number-columns-repeated="1014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s outstanding at end", sendSeqNo-expectedReply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drop rate (%)", 100 * drop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pingapp/PingApp.cc:</text:p>
          </table:table-cell>
          <table:table-cell office:value-type="string">
            <text:p>recordScalar("Ping out-of-order rate (%)", 100 * outOfOrderArrivalCount / (double)sendSeqNo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Pe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Server.cc:</text:p>
          </table:table-cell>
          <table:table-cell office:value-type="string">
            <text:p>recordScalar("bytes rcvd", l-&gt;second.rcvdBytes);</text:p>
          </table:table-cell>
          <table:table-cell office:value-type="string">
            <text:p>--marad--</text:p>
          </table:table-cell>
          <table:table-cell table:number-columns-repeated="4"/>
          <table:table-cell office:value-type="string">
            <text:p>ciklusban van</text:p>
          </table:table-cell>
          <table:table-cell table:number-columns-repeated="1014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BytesPerAssoc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applications/sctpapp/SCTPServer.h:</text:p>
          </table:table-cell>
          <table:table-cell office:value-type="string">
            <text:p>typedef std::map&lt;int32,cOutVector*&gt; EndToEndDelay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 office:value-type="string">
            <text:p>recordScalar("ums", numBytes);</text:p>
          </table:table-cell>
          <table:table-cell office:value-type="string">
            <text:p>--törölve--</text:p>
          </table:table-cell>
          <table:table-cell table:number-columns-repeated="4"/>
          <table:table-cell office:value-type="string">
            <text:p>a requestLength paramétert mentette az initialize()-ben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inkApp.cc:</text:p>
          </table:table-cell>
          <table:table-cell office:value-type="string">
            <text:p>recordScalar("bytes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office:value-type="string">
            <text:p>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sent", msg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packets rcvd", msg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sent", bytes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applications/tcpapp/TCPGenericSrvApp.cc:</text:p>
          </table:table-cell>
          <table:table-cell office:value-type="string">
            <text:p>recordScalar("bytes rcvd", bytesRcvd);</text:p>
          </table:table-cell>
          <table:table-cell office:value-type="string">
            <text:p>receivedBytes</text:p>
          </table:table-cell>
          <table:table-cell office:value-type="string">
            <text:p>rcvdPkBytes</text:p>
          </table:table-cell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number of sessions", numSessions);</text:p>
          </table:table-cell>
          <table:table-cell office:value-type="string">
            <text:p>connect</text:p>
          </table:table-cell>
          <table:table-cell/>
          <table:table-cell office:value-type="string">
            <text:p>sum</text:p>
          </table:table-cell>
          <table:table-cell office:value-type="string">
            <text:p>timeavg</text:p>
          </table:table-cell>
          <table:table-cell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sent", packet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packets rcvd", packet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sent", bytesSent);</text:p>
          </table:table-cell>
          <table:table-cell office:value-type="string">
            <text:p>sent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office:value-type="string">
            <text:p>src/applications/tcpapp/TCPGenericCliAppBase.cc:</text:p>
          </table:table-cell>
          <table:table-cell office:value-type="string">
            <text:p>recordScalar("bytes rcvd", bytesRcvd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2"/>
          <table:table-cell office:value-type="string">
            <text:p>NED: TCPBasicClientApp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cOutVector eed;</text:p>
          </table:table-cell>
          <table:table-cell office:value-type="string">
            <text:p>endToEndDelay</text:p>
          </table:table-cell>
          <table:table-cell/>
          <table:table-cell office:value-type="string">
            <text:p>histogram</text:p>
          </table:table-cell>
          <table:table-cell office:value-type="string">
            <text:p>stats</text:p>
          </table:table-cell>
          <table:table-cell office:value-type="string">
            <text:p>vector</text:p>
          </table:table-cell>
          <table:table-cell table:number-columns-repeated="1015"/>
        </table:table-row>
        <table:table-row table:style-name="ro1">
          <table:table-cell office:value-type="string">
            <text:p>src/applications/udpapp/UDPVideoStreamCli.h:</text:p>
          </table:table-cell>
          <table:table-cell office:value-type="string">
            <text:p>--új--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streams served", numStreams);</text:p>
          </table:table-cell>
          <table:table-cell office:value-type="string">
            <text:p>servedStreamBytes</text:p>
          </table:table-cell>
          <table:table-cell office:value-type="string">
            <text:p>reqStream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VideoStreamSvr.cc:</text:p>
          </table:table-cell>
          <table:table-cell office:value-type="string">
            <text:p>recordScalar("packets sent", numPkSent);</text:p>
          </table:table-cell>
          <table:table-cell office:value-type="string">
            <text:p>sentBytes</text:p>
          </table:table-cell>
          <table:table-cell office:value-type="string">
            <text:p>sentPkBytes</text:p>
          </table:table-cell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received by queue", numQueueReceived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recordScalar("packets dropped by queue", numQueue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queueingTime</text:p>
          </table:table-cell>
          <table:table-cell/>
          <table:table-cell office:value-type="string">
            <text:p>count</text:p>
          </table:table-cell>
          <table:table-cell office:value-type="string">
            <text:p>stats</text:p>
          </table:table-cell>
          <table:table-cell office:value-type="string">
            <text:p>nincs NED</text:p>
          </table:table-cell>
          <table:table-cell table:style-name="ce4" office:value-type="string">
            <text:p>NED:OutputQueue.ned</text:p>
          </table:table-cell>
          <table:table-cell table:number-columns-repeated="1014"/>
        </table:table-row>
        <table:table-row table:style-name="ro1">
          <table:table-cell office:value-type="string">
            <text:p>src/base/PassiveQueueBase.cc:</text:p>
          </table:table-cell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office:value-type="string">
            <text:p>nincs NED</text:p>
          </table:table-cell>
          <table:table-cell table:style-name="ce4" office:value-type="string">
            <text:p>NED:OutputQueue.ne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numBits", numBits);</text:p>
          </table:table-cell>
          <table:table-cell office:value-type="string">
            <text:p>rcvdPkBytes</text:p>
          </table:table-cell>
          <table:table-cell/>
          <table:table-cell office:value-type="string">
            <text:p>sum</text:p>
          </table:table-cell>
          <table:table-cell table:number-columns-repeated="1017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throughput", throughpu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sum(receivedBits)/simTime</text:p>
          </table:table-cell>
          <table:table-cell table:number-columns-repeated="1014"/>
        </table:table-row>
        <table:table-row table:style-name="ro1">
          <table:table-cell office:value-type="string">
            <text:p>src/base/Sink.cc:</text:p>
          </table:table-cell>
          <table:table-cell office:value-type="string">
            <text:p>recordScalar("packetPerSec", packetPerSec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its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office:value-type="string">
            <text:p>numMessages nem változik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Bus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ésőbb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Encap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ause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új, sentpause units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1019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 handled", numMessages);</text:p>
          </table:table-cell>
          <table:table-cell office:value-type="string">
            <text:p>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Hub.cc:</text:p>
          </table:table-cell>
          <table:table-cell office:value-type="string">
            <text:p>recordScalar("messages/sec", numMessages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Packet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dsaps registered", dsapsRegistered);</text:p>
          </table:table-cell>
          <table:table-cell office:value-type="string">
            <text:p>dsap</text:p>
          </table:table-cell>
          <table:table-cell/>
          <table:table-cell office:value-type="string">
            <text:p>sum</text:p>
          </table:table-cell>
          <table:table-cell/>
          <table:table-cell office:value-type="string">
            <text:p>elég ez?</text:p>
          </table:table-cell>
          <table:table-cell office:value-type="string">
            <text:p>+1:register; -1 deregister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from higher layer", totalFromHigherLayer);</text:p>
          </table:table-cell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frames from MAC", totalFromMAC);</text:p>
          </table:table-cell>
          <table:table-cell office:value-type="string">
            <text:p>rcvdPkBytesFromMAC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passed up", totalPassedUp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net/EtherLLC.cc:</text:p>
          </table:table-cell>
          <table:table-cell office:value-type="string">
            <text:p>recordScalar("packets dropped - unknown DSAP", droppedUnknownDSAP);</text:p>
          </table:table-cell>
          <table:table-cell office:value-type="string">
            <text:p>droppedPkBytesUnknownDSAP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SentVector;</text:p>
          </table:table-cell>
          <table:table-cell office:value-type="string">
            <text:p>txPkBytes</text:p>
          </table:table-cell>
          <table:table-cell/>
          <table:table-cell office:value-type="string">
            <text:p>hints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BytesReceivedOKVector;</text:p>
          </table:table-cell>
          <table:table-cell office:value-type="string">
            <text:p>rxPkBytesOK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IfaceDownVector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BitErrorVector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DroppedNotForUsVector;</text:p>
          </table:table-cell>
          <table:table-cell table:style-name="ce3" office:value-type="string">
            <text:p>droppedPkBytesNotForU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FramesPassedToHLVector;</text:p>
          </table:table-cell>
          <table:table-cell table:style-name="ce3" office:value-type="string">
            <text:p>passedUpPk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RcvdVector;</text:p>
          </table:table-cell>
          <table:table-cell office:value-type="string">
            <text:p>r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h:</text:p>
          </table:table-cell>
          <table:table-cell office:value-type="string">
            <text:p>cOutVector numPauseFramesSentVector;</text:p>
          </table:table-cell>
          <table:table-cell office:value-type="string">
            <text:p>txPausePkUnit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simulated time", 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txrate (Mb)", txrate/1000000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ull duplex", duplexMode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kell ez?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sent", <text:s text:c="3"/>numFram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rcvd", <text:s text:c="3"/>numFram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sent", <text:s text:c="4"/>numBytesSent);</text:p>
          </table:table-cell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ytes rcvd", <text:s text:c="4"/>numBytesReceivedOK);</text:p>
          </table:table-cell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", numFramesFromHL);</text:p>
          </table:table-cell>
          <table:table-cell office:value-type="string">
            <text:p>rx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from higher layer dropped (iface down)", numDroppedIfaceDown);</text:p>
          </table:table-cell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bit error)", <text:s/>numDroppedBitError);</text:p>
          </table:table-cell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dropped (not for us)", numDroppedNotForUs);</text:p>
          </table:table-cell>
          <table:table-cell office:value-type="string">
            <text:p>droppedPkBytesNotForU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 passed up to HL", numFramesPassedToHL);</text:p>
          </table:table-cell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sent", <text:s/>numPauseFramesSent);</text:p>
          </table:table-cell>
          <table:table-cell office:value-type="string">
            <text:p>t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PAUSE frames rcvd", <text:s/>numPauseFramesRcvd);</text:p>
          </table:table-cell>
          <table:table-cell office:value-type="string">
            <text:p>rxPausePkUnits</text:p>
          </table:table-cell>
          <table:table-cell/>
          <table:table-cell office:value-type="string">
            <text:p>count</text:p>
          </table:table-cell>
          <table:table-cell table:number-columns-repeated="2"/>
          <table:table-cell office:value-type="string">
            <text:p>EtherMAC.ned,EtherMAC2.ned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sent", numFram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frames/sec rcvd", numFram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count(receivedBytesOk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sent", <text:s text:c="2"/>8*numBytesSent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sentBytes)/simTime</text:p>
          </table:table-cell>
          <table:table-cell table:number-columns-repeated="1014"/>
        </table:table-row>
        <table:table-row table:style-name="ro1">
          <table:table-cell office:value-type="string">
            <text:p>src/linklayer/ethernet/EtherMACBase.cc:</text:p>
          </table:table-cell>
          <table:table-cell office:value-type="string">
            <text:p>recordScalar("bits/sec rcvd", <text:s text:c="2"/>8*numBytesReceivedOK/t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hogyan?</text:p>
          </table:table-cell>
          <table:table-cell office:value-type="string">
            <text:p>8*sum(receivedBytesOk)/simTime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CollisionsVector;</text:p>
          </table:table-cell>
          <table:table-cell office:value-type="string">
            <text:p>collisio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h:</text:p>
          </table:table-cell>
          <table:table-cell office:value-type="string">
            <text:p>cOutVector numBackoffsVector;</text:p>
          </table:table-cell>
          <table:table-cell office:value-type="string">
            <text:p>backoff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idle (%)", 100*(totalChannelIdle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utilization (%)", 100*(totalSuccessfulRxTx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rx channel collision (%)", 100*(totalCollisionTime/t));</text:p>
          </table:table-cell>
          <table:table-cell office:value-type="string">
            <text:p>--marad--</text:p>
          </table:table-cell>
          <table:table-cell table:number-columns-repeated="3"/>
          <table:table-cell office:value-type="string">
            <text:p>marad</text:p>
          </table:table-cell>
          <table:table-cell table:number-columns-repeated="1015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collisions", <text:s text:c="4"/>numCollisions);</text:p>
          </table:table-cell>
          <table:table-cell office:value-type="string">
            <text:p>collis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linklayer/ethernet/EtherMAC.cc:</text:p>
          </table:table-cell>
          <table:table-cell office:value-type="string">
            <text:p>recordScalar("backoffs", <text:s text:c="6"/>numBackoffs);</text:p>
          </table:table-cell>
          <table:table-cell office:value-type="string">
            <text:p>backoff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P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rocess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roppedBytes</text:p>
          </table:table-cell>
          <table:table-cell/>
          <table:table-cell office:value-type="string">
            <text:p>hints</text:p>
          </table:table-cell>
          <table:table-cell office:value-type="string">
            <text:p>sum,count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etherswitch/MACRelayUnitNP.h:</text:p>
          </table:table-cell>
          <table:table-cell office:value-type="string">
            <text:p>cOutVector bufferLevel;</text:p>
          </table:table-cell>
          <table:table-cell office:value-type="string">
            <text:p>usedBufferBytes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processed frames", numProcessedFrames);</text:p>
          </table:table-cell>
          <table:table-cell office:value-type="string">
            <text:p>process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etherswitch/MACRelayUnitNP.cc:</text:p>
          </table:table-cell>
          <table:table-cell office:value-type="string">
            <text:p>recordScalar("dropped frames", numDroppedFrames);</text:p>
          </table:table-cell>
          <table:table-cell office:value-type="string">
            <text:p>dropped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stateVector;</text:p>
          </table:table-cell>
          <table:table-cell office:value-type="string">
            <text:p>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ieee80211/mac/Ieee80211Mac.h:</text:p>
          </table:table-cell>
          <table:table-cell office:value-type="string">
            <text:p>cOutVector radioStateVector;</text:p>
          </table:table-cell>
          <table:table-cell office:value-type="string">
            <text:p>radioState</text:p>
          </table:table-cell>
          <table:table-cell table:number-columns-repeated="3"/>
          <table:table-cell office:value-type="string">
            <text:p>enum</text:p>
          </table:table-cell>
          <table:table-cell office:value-type="string">
            <text:p>@signalba: enum=enumType; sample-hold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LenVec;</text:p>
          </table:table-cell>
          <table:table-cell office:value-type="string">
            <text:p>dataQueueLen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>
          <table:table-cell office:value-type="string">
            <text:p>src/linklayer/ieee80211/mgmt/Ieee80211MgmtBase.h:</text:p>
          </table:table-cell>
          <table:table-cell office:value-type="string">
            <text:p>cOutVector dataQueueDropVec;</text:p>
          </table:table-cell>
          <table:table-cell office:value-type="string">
            <text:p>PassiveQueueBase::droppedPacket</text:p>
          </table:table-cell>
          <table:table-cell/>
          <table:table-cell office:value-type="string">
            <text:p>vector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ropsGenerator.cc:</text:p>
          </table:table-cell>
          <table:table-cell office:value-type="string">
            <text:p>recordScalar("total dropped", numDropped);</text:p>
          </table:table-cell>
          <table:table-cell office:value-type="string">
            <text:p>dropp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packets", numPackets);</text:p>
          </table:table-cell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DuplicatesGenerator.cc:</text:p>
          </table:table-cell>
          <table:table-cell office:value-type="string">
            <text:p>recordScalar("total duplicated", numDuplicated);</text:p>
          </table:table-cell>
          <table:table-cell office:value-type="string">
            <text:p>dupl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--új--</text:p>
          </table:table-cell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bit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h:</text:p>
          </table:table-cell>
          <table:table-cell office:value-type="string">
            <text:p>cOutVector pkpersecVector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duration", duration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packets", numPacke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total bits", numBits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throughput (bit/s)", numBi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office:value-type="string">
            <text:p>src/linklayer/ppp/ThruputMeter.cc:</text:p>
          </table:table-cell>
          <table:table-cell office:value-type="string">
            <text:p>recordScalar("avg packets/s", numPackets/duration.dbl());</text:p>
          </table:table-cell>
          <table:table-cell table:number-columns-repeated="4"/>
          <table:table-cell office:value-type="string">
            <text:p>nem kell, cél hogy kidobjuk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quests sent", numRequestsSent);</text:p>
          </table:table-cell>
          <table:table-cell office:value-type="string">
            <text:p>sentReq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plies sent", numRepliesSent);</text:p>
          </table:table-cell>
          <table:table-cell office:value-type="string">
            <text:p>sentReply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ARP resolutions", numResolutions);</text:p>
          </table:table-cell>
          <table:table-cell office:value-type="string">
            <text:p>initiat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src/networklayer/arp/ARP.cc:</text:p>
          </table:table-cell>
          <table:table-cell office:value-type="string">
            <text:p>recordScalar("failed ARP resolutions", numFailedResolutions);</text:p>
          </table:table-cell>
          <table:table-cell office:value-type="string">
            <text:p>failedResolution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office:value-type="string">
            <text:p><text:s text:c="4"/>átalakítva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3"/>
          <table:table-cell office:value-type="string">
            <text:p>összenézni a PassiveQueueBase-zel</text:p>
          </table:table-cell>
          <table:table-cell table:number-columns-repeated="1015"/>
        </table:table-row>
        <table:table-row table:style-name="ro1">
          <table:table-cell office:value-type="string">
            <text:p>src/networklayer/queue/DropTailQueue.h:</text:p>
          </table:table-cell>
          <table:table-cell office:value-type="string">
            <text:p>cOutVector dropVec;</text:p>
          </table:table-cell>
          <table:table-cell office:value-type="string">
            <text:p>droppedPkBytes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avgQlenVec;</text:p>
          </table:table-cell>
          <table:table-cell office:value-type="string">
            <text:p>avg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qlenVec;</text:p>
          </table:table-cell>
          <table:table-cell office:value-type="string">
            <text:p>queueLength</text:p>
          </table:table-cell>
          <table:table-cell table:number-columns-repeated="1019"/>
        </table:table-row>
        <table:table-row table:style-name="ro1">
          <table:table-cell office:value-type="string">
            <text:p>src/networklayer/queue/REDQueue.h:</text:p>
          </table:table-cell>
          <table:table-cell office:value-type="string">
            <text:p>cOutVector dropVec;</text:p>
          </table:table-cell>
          <table:table-cell table:number-columns-repeated="5"/>
          <table:table-cell office:value-type="string">
            <text:p>PassiveQueueBase gyűjti</text:p>
          </table:table-cell>
          <table:table-cell table:number-columns-repeated="1014"/>
        </table:table-row>
        <table:table-row table:style-name="ro1">
          <table:table-cell office:value-type="string">
            <text:p>src/networklayer/queue/REDQueue.cc:</text:p>
          </table:table-cell>
          <table:table-cell office:value-type="string">
            <text:p>recordScalar("packets dropped early by RED", numEarlyDrops);</text:p>
          </table:table-cell>
          <table:table-cell office:value-type="string">
            <text:p>earlyDropPacket</text:p>
          </table:table-cell>
          <table:table-cell office:value-type="string">
            <text:p>earlyDropPkBytes</text:p>
          </table:table-cell>
          <table:table-cell table:number-columns-repeated="2"/>
          <table:table-cell office:value-type="string">
            <text:p>darab helyett hossz</text:p>
          </table:table-cell>
          <table:table-cell table:number-columns-repeated="1015"/>
        </table:table-row>
        <table:table-row table:style-name="ro1">
          <table:table-cell office:value-type="string">
            <text:p><text:s text:c="4"/>később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 office:value-type="string">
            <text:p>cOutVector *_rtcpInterval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jitterOutVector;</text:p>
          </table:table-cell>
          <table:table-cell table:number-columns-repeated="1020"/>
        </table:table-row>
        <table:table-row table:style-name="ro1">
          <table:table-cell office:value-type="string">
            <text:p>src/transport/rtp/RTPReceiverInfo.h:</text:p>
          </table:table-cell>
          <table:table-cell office:value-type="string">
            <text:p>cOutVector _packetLostOutVector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PayloadReceiver.h:</text:p>
          </table:table-cell>
          <table:table-cell office:value-type="string">
            <text:p>cOutVector *_packetArrival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flavours/TCPBaseAlg.h:</text:p>
          </table:table-cell>
          <table:table-cell office:value-type="string">
            <text:p>cOutVector *numRtosVector; // will record total number of RTO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pipeVector; <text:s text:c="3"/><text:tab/> 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sackedBytesVector;<text:tab/><text:tab/> <text:s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/TCPConnection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WndVector; <text:s text:c="2"/>// rcv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dvVector; <text:s text:c="2"/>// current advertised window (=rcv_avd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dupAcksVector; <text:s text:c="2"/>// current number of received dup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pipeVector; <text:s text:c="5"/>// current sender's estimate of bytes outstanding in the network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ndSacksVector; <text:s/>// number of sent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SacksVector; <text:s/>// number of received Sack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rcvOooSegVector; // number of received out-of-order segment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sackedBytesVector; <text:s text:c="15"/>// current number of received sacked bytes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BytesVector; <text:s text:c="2"/>// current amount of used byte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nsc/TCP_NSC.h:</text:p>
          </table:table-cell>
          <table:table-cell office:value-type="string">
            <text:p>cOutVector *tcpRcvQueueDropsVector; <text:s text:c="2"/>// number of drops in tcp receive queue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WndVector; <text:s text:c="2"/>// snd_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NxtVector; <text:s text:c="2"/>// sent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sndAckVector; <text:s text:c="2"/>// sent ack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SeqVector; <text:s text:c="2"/>// received seqNo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rcvAckVector; <text:s text:c="2"/>// received ackNo (= snd_una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TCPConnection_old.h:</text:p>
          </table:table-cell>
          <table:table-cell office:value-type="string">
            <text:p>cOutVector *unackedVector; <text:s/>// number of bytes unacknowledge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cwndVector; <text:s/>// will record changes to snd_cwnd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sthreshVector; // will record changes to ssthresh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ector; <text:s text:c="2"/>// will record measur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srttVector; <text:s/>// will record smoothed RT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tvarVector;// will record RTT variance (rttvar)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tcp_old/flavours/TCPBaseAlg_old.h:</text:p>
          </table:table-cell>
          <table:table-cell office:value-type="string">
            <text:p>cOutVector *rtoVector; <text:s text:c="2"/>// will record retransmission timeout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errorRate", chan-&gt;error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elay",chan-&gt;delay()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datarate",chan-&gt;datarate());*/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lifetime", iter-&gt;second.lifeTime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acked Bytes", iter-&gt;second.ack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hroughput [Bit/sec]", iter-&gt;second.throughput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ransmitted Bytes", iter-&gt;second.transmittedBytes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fast Rtx", iter-&gt;second.numFast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timer based Rtx", iter-&gt;second.numT3Rtx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received", numPacketsReceived);</text:p>
          </table:table-cell>
          <table:table-cell table:number-columns-repeated="1020"/>
        </table:table-row>
        <table:table-row table:style-name="ro1">
          <table:table-cell office:value-type="string">
            <text:p>src/transport/sctp/SCTP.cc:</text:p>
          </table:table-cell>
          <table:table-cell office:value-type="string">
            <text:p>recordScalar("packets dropped", numPacketsDropped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Ssthresh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C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cvdTSN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O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pathRTT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advRwnd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quBytes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 *cumTsnAck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office:value-type="string">
            <text:p>src/transport/sctp/SCTPAssociation.h:</text:p>
          </table:table-cell>
          <table:table-cell office:value-type="string">
            <text:p>cOutVector* sendQueue;</text:p>
          </table:table-cell>
          <table:table-cell table:number-columns-repeated="4"/>
          <table:table-cell office:value-type="string">
            <text:p>nem lehet!!!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sctp/SCTPAssociationRcvMessage.cc:</text:p>
          </table:table-cell>
          <table:table-cell office:value-type="string">
            <text:p>//recordScalar("delay", simulation.getSimTime()-dataChunk-&gt;getEnqueuingTime());</text:p>
          </table:table-cell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New emits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Client.cc:</text:p>
          </table:table-cell>
          <table:table-cell/>
          <table:table-cell office:value-type="string">
            <text:p>sentEcho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sctpapp/SCTPPeer.cc:</text:p>
          </table:table-cell>
          <table:table-cell/>
          <table:table-cell office:value-type="string">
            <text:p>sentEchoe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BasicApp.cc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BasicApp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udpapp/UDPEcho.cc</text:p>
          </table:table-cell>
          <table:table-cell/>
          <table:table-cell office:value-type="string">
            <text:p>roundTripTime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udpapp/UDSink.cc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elnetApp.cc:</text:p>
          </table:table-cell>
          <table:table-cell/>
          <table:table-cell office:value-type="string">
            <text:p>@see: TCPGenericCliAppBase.cc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sent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tcpapp/TCPSessionApp.cc:</text:p>
          </table:table-cell>
          <table:table-cell/>
          <table:table-cell office:value-type="string">
            <text:p>rcvdIndications</text:p>
          </table:table-cell>
          <table:table-cell/>
          <table:table-cell office:value-type="string">
            <text:p>count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rvHostApp.cc:</text:p>
          </table:table-cell>
          <table:table-cell table:number-columns-repeated="5"/>
          <table:table-cell office:value-type="string">
            <text:p>tömbös kéne legyen...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txState</text:p>
          </table:table-cell>
          <table:table-cell/>
          <table:table-cell office:value-type="string">
            <text:p>timeavg</text:p>
          </table:table-cell>
          <table:table-cell table:number-columns-repeated="2"/>
          <table:table-cell office:value-type="string">
            <text:p>sample-hold</text:p>
          </table:table-cell>
          <table:table-cell table:number-columns-repeated="1014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rxPkBytesOK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droppedPkBytesIfaceDown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droppedPkBytesBitError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linklayer/ppp/PPP.cc:</text:p>
          </table:table-cell>
          <table:table-cell/>
          <table:table-cell office:value-type="string">
            <text:p>rcvdPkBytesFromHL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CP.h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rtp/RTCP.h: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rtp/RTP.h:</text:p>
          </table:table-cell>
          <table:table-cell/>
          <table:table-cell office:value-type="string">
            <text:p>rcvd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rtp/RTP.h: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r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passedUp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droppedPkBytesBadChecksum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transport/utp/UTP.h</text:p>
          </table:table-cell>
          <table:table-cell/>
          <table:table-cell office:value-type="string">
            <text:p>droppedPkBytesWrongPort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generic/IPTrafGen.h:IPTrafSink</text:p>
          </table:table-cell>
          <table:table-cell/>
          <table:table-cell office:value-type="string">
            <text:p>r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generic/IPTrafGen.h:IPTrafSink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generic/IPTrafGen.h:IPTrafGen</text:p>
          </table:table-cell>
          <table:table-cell/>
          <table:table-cell office:value-type="string">
            <text:p>r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office:value-type="string">
            <text:p>src/applications/generic/IPTrafGen.h:IPTrafGen</text:p>
          </table:table-cell>
          <table:table-cell/>
          <table:table-cell office:value-type="string">
            <text:p>endToEndDelay</text:p>
          </table:table-cell>
          <table:table-cell/>
          <table:table-cell office:value-type="string">
            <text:p>stats</text:p>
          </table:table-cell>
          <table:table-cell office:value-type="string">
            <text:p>histogram</text:p>
          </table:table-cell>
          <table:table-cell table:number-columns-repeated="1016"/>
        </table:table-row>
        <table:table-row table:style-name="ro1">
          <table:table-cell office:value-type="string">
            <text:p>src/applications/generic/IPTrafGen.h:IPTrafGen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applications/tcpapp/TCPSpoof.h</text:p>
          </table:table-cell>
          <table:table-cell/>
          <table:table-cell office:value-type="string">
            <text:p>txPkBytes</text:p>
          </table:table-cell>
          <table:table-cell/>
          <table:table-cell office:value-type="string">
            <text:p>count</text:p>
          </table:table-cell>
          <table:table-cell office:value-type="string">
            <text:p>sum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src/linklayer/radio/GenericRadio.h</text:p>
          </table:table-cell>
          <table:table-cell/>
          <table:table-cell office:value-type="string">
            <text:p>channelNumber</text:p>
          </table:table-cell>
          <table:table-cell table:number-columns-repeated="1019"/>
        </table:table-row>
        <table:table-row table:style-name="ro1">
          <table:table-cell office:value-type="string">
            <text:p>src/linklayer/radio/GenericRadio.h</text:p>
          </table:table-cell>
          <table:table-cell/>
          <table:table-cell office:value-type="string">
            <text:p>bitrate</text:p>
          </table:table-cell>
          <table:table-cell table:number-columns-repeated="1019"/>
        </table:table-row>
        <table:table-row table:style-name="ro1">
          <table:table-cell office:value-type="string">
            <text:p>src/linklayer/radio/GenericRadio.h</text:p>
          </table:table-cell>
          <table:table-cell/>
          <table:table-cell office:value-type="string">
            <text:p>radioState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2010.03.03</text:date>, <text:time>14:0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3T14:09:07</dc:date>
    <meta:generator>OpenOffice.org/3.0$Linux OpenOffice.org_project/300m15$Build-9379</meta:generator>
    <meta:editing-duration>PT38H27M29S</meta:editing-duration>
    <meta:editing-cycles>29</meta:editing-cycles>
    <meta:document-statistic meta:table-count="1" meta:cell-count="980" meta:object-count="0"/>
    <meta:user-defined meta:name="Info 1"/>
    <meta:user-defined meta:name="Info 2"/>
    <meta:user-defined meta:name="Info 3"/>
    <meta:user-defined meta:name="Info 4"/>
  </office:meta>
</office:document-meta>
</file>